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c80e"/>
    </style:style>
    <style:style style:name="P2" style:family="paragraph" style:parent-style-name="Standard">
      <style:text-properties officeooo:paragraph-rsid="001aa97e"/>
    </style:style>
    <style:style style:name="P3" style:family="paragraph" style:parent-style-name="Standard">
      <style:text-properties officeooo:paragraph-rsid="001c7560"/>
    </style:style>
    <style:style style:name="P4" style:family="paragraph" style:parent-style-name="Standard">
      <style:text-properties officeooo:paragraph-rsid="0023572b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39d497" fo:background-color="transparent"/>
    </style:style>
    <style:style style:name="P8" style:family="paragraph" style:parent-style-name="Standard">
      <style:text-properties officeooo:rsid="0023572b" officeooo:paragraph-rsid="0023572b"/>
    </style:style>
    <style:style style:name="P9" style:family="paragraph" style:parent-style-name="Standard">
      <style:text-properties officeooo:paragraph-rsid="0039d497"/>
    </style:style>
    <style:style style:name="T1" style:family="text">
      <style:text-properties officeooo:rsid="000ac124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history</text:span></text:p>
      <text:p text:style-name="P2"/>
      <text:p text:style-name="P2"><text:span text:style-name="Source_20_Text">cat ~/.bash_history</text:span></text:p>
      <text:p text:style-name="P2"><text:span text:style-name="Source_20_Text"/></text:p>
      <text:p text:style-name="P2"><text:span text:style-name="Strong_20_Emphasis">sudo docker exec -it praeconis_web_1 bash</text:span></text:p>
      <text:p text:style-name="Standard"/>
      <text:p text:style-name="Standard">composer install</text:p>
      <text:p text:style-name="Standard"/>
      <text:p text:style-name="Standard">./vendor/bin/phing install</text:p>
      <text:p text:style-name="Standard"><text:span text:style-name="Source_20_Text"/></text:p>
      <text:p text:style-name="Standard"><text:span text:style-name="Strong_20_Emphasis">ctrl+p and ctrl+q </text:span></text:p>
      <text:p text:style-name="Standard"><text:span text:style-name="Strong_20_Emphasis"/></text:p>
      <text:p text:style-name="P1">sudo apt-get install net-tools</text:p>
      <text:p text:style-name="P1"/>
      <text:p text:style-name="P1">ip addr</text:p>
      <text:p text:style-name="P1"/>
      <text:p text:style-name="P1">sudo modprobe -v dummy numdummies=1</text:p>
      <text:p text:style-name="P1"/>
      <text:p text:style-name="P3">sudo ip addr add 192.168.44.44 dev dummy0</text:p>
      <text:p text:style-name="P3"/>
      <text:p text:style-name="P3">git status</text:p>
      <text:p text:style-name="P3"/>
      <text:p text:style-name="P3">sudo docker-compose up</text:p>
      <text:p text:style-name="P3"/>
      <text:p text:style-name="P8">find ~/ -type f -name "carousel.js"</text:p>
      <text:p text:style-name="P4"><text:span text:style-name="Source_20_Text"/></text:p>
      <text:p text:style-name="P4"><text:span text:style-name="Source_20_Text">cp -r ~/html/web/themes/praeconis_2020/. <text:s/>~/html/web/themes/praeconis/</text:span></text:p>
      <text:p text:style-name="P4"><text:span text:style-name="Source_20_Text"/></text:p>
      <text:p text:style-name="P6">// Setting configuration in settings.local.php</text:p>
      <text:p text:style-name="P6">$site_name = \Drupal::config('system.site')→get('name');</text:p>
      <text:p text:style-name="P6"/>
      <text:p text:style-name="P6">sudo chown -R franiattem:www-data .</text:p>
      <text:p text:style-name="P6"/>
      <text:p text:style-name="P6">sudo chmod guo+rw .</text:p>
      <text:p text:style-name="P6"/>
      <text:p text:style-name="P6">sudo docker-compose up -d</text:p>
      <text:p text:style-name="P6"/>
      <text:p text:style-name="P6"><text:s/>./vendor/bin/phing gulp:css</text:p>
      <text:p text:style-name="P6"/>
      <text:p text:style-name="P6">sudo docker build docker/sima-apache-php-73/</text:p>
      <text:p text:style-name="P6"/>
      <text:p text:style-name="P6"># Type MIME (« text/html ») error</text:p>
      <text:p text:style-name="P6">AddType text/css .css</text:p>
      <text:p text:style-name="P6"/>
      <text:p text:style-name="P9">systemctl stop mysql</text:p>
      <text:p text:style-name="P9"/>
      <text:p text:style-name="P9">sudo apachectl stop</text:p>
      <text:p text:style-name="P9"/>
      <text:p text:style-name="P9">sudo docker-compose up -d</text:p>
      <text:p text:style-name="P9"/>
      <text:p text:style-name="P9">sudo docker exec -it praeconis_web_1 bash</text:p>
      <text:p text:style-name="P9"><text:soft-page-break/></text:p>
      <text:p text:style-name="P9">composer install</text:p>
      <text:p text:style-name="P9"/>
      <text:p text:style-name="P9">./vendor/bin/phing install</text:p>
      <text:p text:style-name="P9"/>
      <text:p text:style-name="P9">composer install</text:p>
      <text:p text:style-name="P9"/>
      <text:p text:style-name="P9">sudo composer install</text:p>
      <text:p text:style-name="P9"/>
      <text:p text:style-name="P9">composer require drupal/webp</text:p>
      <text:p text:style-name="P9"/>
      <text:p text:style-name="P9"><text:span text:style-name="T1">s</text:span>udo chown web:www-data . -R</text:p>
      <text:p text:style-name="P9"/>
      <text:p text:style-name="P9">composer require drupal/webp</text:p>
      <text:p text:style-name="P9"/>
      <text:p text:style-name="P9">sudo docker-compose stop</text:p>
      <text:p text:style-name="P9"/>
      <text:p text:style-name="P9">drush user-create <text:span text:style-name="T2">admin_</text:span>tech --password='<text:span text:style-name="T2">admin_</text:span>tech' -y</text:p>
      <text:p text:style-name="P9"><text:line-break/>drush urol <text:span text:style-name="T2">admin_</text:span>tech <text:span text:style-name="T2">admin_</text:span>tech -y</text:p>
      <text:p text:style-name="P9"/>
      <text:p text:style-name="P7">sudo dpkg -i code_1.51.1-1605051630_amd64.deb</text:p>
      <text:p text:style-name="P5"/>
      <text:p text:style-name="P4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08:36:49.070626211</meta:creation-date>
    <meta:generator>LibreOffice/6.1.5.2$Linux_X86_64 LibreOffice_project/10$Build-2</meta:generator>
    <dc:date>2020-11-18T13:21:58.015225994</dc:date>
    <meta:editing-duration>PT4H53M50S</meta:editing-duration>
    <meta:editing-cycles>17</meta:editing-cycles>
    <meta:document-statistic meta:table-count="0" meta:image-count="0" meta:object-count="0" meta:page-count="2" meta:paragraph-count="38" meta:word-count="140" meta:character-count="1112" meta:non-whitespace-character-count="1007"/>
  </office:meta>
</office:document-meta>
</file>